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399c" officeooo:paragraph-rsid="001d399c"/>
    </style:style>
    <style:style style:name="P2" style:family="paragraph" style:parent-style-name="Standard">
      <style:paragraph-properties fo:text-align="start" style:justify-single-word="false"/>
      <style:text-properties officeooo:rsid="001d399c" officeooo:paragraph-rsid="001d399c"/>
    </style:style>
    <style:style style:name="P3" style:family="paragraph" style:parent-style-name="Standard">
      <style:paragraph-properties fo:text-align="start" style:justify-single-word="false"/>
      <style:text-properties officeooo:rsid="001d399c" officeooo:paragraph-rsid="00202a0a"/>
    </style:style>
    <style:style style:name="P4" style:family="paragraph" style:parent-style-name="Standard">
      <style:paragraph-properties fo:text-align="start" style:justify-single-word="false"/>
      <style:text-properties officeooo:rsid="001d399c" officeooo:paragraph-rsid="002053bb"/>
    </style:style>
    <style:style style:name="P5" style:family="paragraph" style:parent-style-name="Standard">
      <style:paragraph-properties fo:text-align="start" style:justify-single-word="false"/>
      <style:text-properties officeooo:rsid="001d399c" officeooo:paragraph-rsid="00212ac8"/>
    </style:style>
    <style:style style:name="P6" style:family="paragraph" style:parent-style-name="Standard">
      <style:paragraph-properties fo:text-align="start" style:justify-single-word="false"/>
      <style:text-properties officeooo:rsid="00202a0a" officeooo:paragraph-rsid="00202a0a"/>
    </style:style>
    <style:style style:name="P7" style:family="paragraph" style:parent-style-name="Standard">
      <style:paragraph-properties fo:text-align="start" style:justify-single-word="false"/>
      <style:text-properties officeooo:rsid="00212ac8" officeooo:paragraph-rsid="00212ac8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12ac8" officeooo:paragraph-rsid="00212ac8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d399c" officeooo:paragraph-rsid="001d399c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2d617" officeooo:paragraph-rsid="0022d617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9173c" officeooo:paragraph-rsid="0029173c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9173c" officeooo:paragraph-rsid="002e0f3e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77a5a" officeooo:paragraph-rsid="00277a5a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12ac8" officeooo:paragraph-rsid="00212ac8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12ac8" officeooo:paragraph-rsid="0024676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d617" officeooo:paragraph-rsid="0022d617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2d617" officeooo:paragraph-rsid="00277a5a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461e0" officeooo:paragraph-rsid="002461e0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4676e" officeooo:paragraph-rsid="0024676e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77a5a" officeooo:paragraph-rsid="00277a5a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8d92f" officeooo:paragraph-rsid="0028d92f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173c" officeooo:paragraph-rsid="0029173c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173c" officeooo:paragraph-rsid="002b05da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173c" officeooo:paragraph-rsid="002c953a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9173c" officeooo:paragraph-rsid="002e0f3e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b05da" officeooo:paragraph-rsid="002b05da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bf8e8" officeooo:paragraph-rsid="002bf8e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c953a" officeooo:paragraph-rsid="002c953a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e0f3e" officeooo:paragraph-rsid="002e0f3e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e0f3e" officeooo:paragraph-rsid="002ffc45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e6cfb" officeooo:paragraph-rsid="002e6cfb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0b539" officeooo:paragraph-rsid="0030b539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style:text-underline-style="solid" style:text-underline-type="double" style:text-underline-width="auto" style:text-underline-color="font-color" fo:font-weight="bold" officeooo:rsid="0029173c" officeooo:paragraph-rsid="0030b539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c953a" officeooo:paragraph-rsid="002c953a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2f7892" officeooo:paragraph-rsid="002ffc45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0b539" officeooo:paragraph-rsid="0030b539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0b539" officeooo:paragraph-rsid="0033dcc8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3dcc8" officeooo:paragraph-rsid="0033dcc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34ddce" officeooo:paragraph-rsid="0034ddce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328b7f" officeooo:paragraph-rsid="00328b7f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officeooo:rsid="001d399c" officeooo:paragraph-rsid="001d399c"/>
    </style:style>
    <style:style style:name="T1" style:family="text">
      <style:text-properties officeooo:rsid="001e4756"/>
    </style:style>
    <style:style style:name="T2" style:family="text">
      <style:text-properties officeooo:rsid="00202a0a"/>
    </style:style>
    <style:style style:name="T3" style:family="text">
      <style:text-properties officeooo:rsid="002053bb"/>
    </style:style>
    <style:style style:name="T4" style:family="text">
      <style:text-properties officeooo:rsid="00212ac8"/>
    </style:style>
    <style:style style:name="T5" style:family="text">
      <style:text-properties officeooo:rsid="002606df"/>
    </style:style>
    <style:style style:name="T6" style:family="text">
      <style:text-properties officeooo:rsid="00277a5a"/>
    </style:style>
    <style:style style:name="T7" style:family="text">
      <style:text-properties officeooo:rsid="0028d92f"/>
    </style:style>
    <style:style style:name="T8" style:family="text">
      <style:text-properties officeooo:rsid="002b05da"/>
    </style:style>
    <style:style style:name="T9" style:family="text">
      <style:text-properties officeooo:rsid="002c953a"/>
    </style:style>
    <style:style style:name="T10" style:family="text">
      <style:text-properties officeooo:rsid="002e0f3e"/>
    </style:style>
    <style:style style:name="T1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2" style:family="text">
      <style:text-properties officeooo:rsid="002e6cfb"/>
    </style:style>
    <style:style style:name="T13" style:family="text">
      <style:text-properties officeooo:rsid="002edc4f"/>
    </style:style>
    <style:style style:name="T14" style:family="text">
      <style:text-properties officeooo:rsid="002f7892"/>
    </style:style>
    <style:style style:name="T15" style:family="text">
      <style:text-properties officeooo:rsid="002ffc45"/>
    </style:style>
    <style:style style:name="T16" style:family="text">
      <style:text-properties officeooo:rsid="0030b539"/>
    </style:style>
    <style:style style:name="T17" style:family="text">
      <style:text-properties officeooo:rsid="00328b7f"/>
    </style:style>
    <style:style style:name="T18" style:family="text">
      <style:text-properties officeooo:rsid="0032c04b"/>
    </style:style>
    <style:style style:name="T19" style:family="text">
      <style:text-properties officeooo:rsid="0033dcc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– TP 5 – Processus – Groupe A</text:p>
      <text:p text:style-name="P1"/>
      <text:p text:style-name="P2"/>
      <text:p text:style-name="P9">Question 1</text:p>
      <text:p text:style-name="P2"/>
      <text:p text:style-name="P2">1) Le retour de cette commande montre le PID ( Process IDentifier ).</text:p>
      <text:p text:style-name="P2"/>
      <text:p text:style-name="P2">2) <text:span text:style-name="T1">Cette commande met en vielle un processus. </text:span></text:p>
      <text:p text:style-name="P2"/>
      <text:p text:style-name="P6">3) '' sleep 2000 &amp; '' et '' sleep 3000 &amp; ''</text:p>
      <text:p text:style-name="P2"/>
      <text:p text:style-name="P3">4) <text:span text:style-name="T2">On lance en avant plan avec la commande : '' sleep 3000 ''.</text:span></text:p>
      <text:p text:style-name="P6">Pour récupérer la main sur le shell on fait Ctrl + Z</text:p>
      <text:p text:style-name="P2"/>
      <text:p text:style-name="P4">5) <text:span text:style-name="T3">On exécute la commande : '' ps ''</text:span></text:p>
      <text:p text:style-name="P7"/>
      <text:p text:style-name="P7">[root@dinfo133 ~]# ps</text:p>
      <text:p text:style-name="P7"><text:s text:c="2"/>PID TTY <text:s text:c="9"/>TIME CMD</text:p>
      <text:p text:style-name="P7"><text:s/>3446 pts/0 <text:s text:c="3"/>00:00:00 bash</text:p>
      <text:p text:style-name="P7"><text:s/>3531 pts/0 <text:s text:c="3"/>00:00:00 sleep</text:p>
      <text:p text:style-name="P7"><text:s/>3614 pts/0 <text:s text:c="3"/>00:00:00 ps</text:p>
      <text:p text:style-name="P2"/>
      <text:p text:style-name="P2">6) <text:span text:style-name="T4">Pour la relancer en arrière plan on fait utilise la commande : '' bg ''</text:span></text:p>
      <text:p text:style-name="P2"/>
      <text:p text:style-name="P2">7) <text:span text:style-name="T4">Pour la mettre en avant plan on fait fg et on la tue avec Ctrl + C.</text:span></text:p>
      <text:p text:style-name="P2"/>
      <text:p text:style-name="P2">8) <text:span text:style-name="T4">Pour tuer le sleep 2000 &amp; on regarde son PID grâce a la commande '' ps '' et on le tue avec la commande '' kill ''.</text:span></text:p>
      <text:p text:style-name="P7">[root@dinfo133 ~]# kill 3654</text:p>
      <text:p text:style-name="P7">[2]+ <text:s/>Complété <text:s text:c="13"/>sleep 2000</text:p>
      <text:p text:style-name="P2"/>
      <text:p text:style-name="P5">9) <text:span text:style-name="T4">Cela fonctionne comme prévu</text:span></text:p>
      <text:p text:style-name="P5"/>
      <text:p text:style-name="P7">[root@dinfo133 ~]# time sleep 20 </text:p>
      <text:p text:style-name="P7"/>
      <text:p text:style-name="P7">real<text:tab/>0m20.001s</text:p>
      <text:p text:style-name="P7">user<text:tab/>0m0.000s</text:p>
      <text:p text:style-name="P7">sys<text:tab/>0m0.000s</text:p>
      <text:p text:style-name="P2"/>
      <text:p text:style-name="P8">Question 2</text:p>
      <text:p text:style-name="P8"/>
      <text:p text:style-name="P14">1) Il y a que les grep qui change entre les deux commandes.</text:p>
      <text:p text:style-name="P14"/>
      <text:p text:style-name="P14">[root@dinfo133 ~]# ps aux|grep sleep</text:p>
      <text:p text:style-name="P14">root <text:s text:c="5"/>3531 <text:s/>0.0 <text:s/>0.0 100916 <text:s text:c="2"/>576 pts/0 <text:s text:c="3"/>S <text:s text:c="3"/>09:52 <text:s text:c="2"/>0:00 sleep 4000</text:p>
      <text:p text:style-name="P14">root <text:s text:c="5"/>3668 <text:s/>0.0 <text:s/>0.0 100916 <text:s text:c="2"/>576 pts/0 <text:s text:c="3"/>S <text:s text:c="3"/>10:06 <text:s text:c="2"/>0:00 sleep 10000</text:p>
      <text:p text:style-name="P14">root <text:s text:c="5"/>3683 <text:s/>0.0 <text:s/>0.0 103336 <text:s text:c="2"/>880 pts/0 <text:s text:c="3"/>S+ <text:s text:c="2"/>10:07 <text:s text:c="2"/>0:00 grep sleep</text:p>
      <text:p text:style-name="P14"/>
      <text:p text:style-name="P14">[root@dinfo133 ~]# ps aux|grep sleep</text:p>
      <text:p text:style-name="P14">root <text:s text:c="5"/>3531 <text:s/>0.0 <text:s/>0.0 100916 <text:s text:c="2"/>576 pts/0 <text:s text:c="3"/>S <text:s text:c="3"/>09:52 <text:s text:c="2"/>0:00 sleep 4000</text:p>
      <text:p text:style-name="P14">root <text:s text:c="5"/>3668 <text:s/>0.0 <text:s/>0.0 100916 <text:s text:c="2"/>576 pts/0 <text:s text:c="3"/>S <text:s text:c="3"/>10:06 <text:s text:c="2"/>0:00 sleep 10000</text:p>
      <text:p text:style-name="P14">root <text:s text:c="5"/>3689 <text:s/>0.0 <text:s/>0.0 103336 <text:s text:c="2"/>880 pts/0 <text:s text:c="3"/>S+ <text:s text:c="2"/>10:08 <text:s text:c="2"/>0:00 grep sleep</text:p>
      <text:p text:style-name="P14"><text:soft-page-break/>2) Non il est impossible d'arrêter l'execution de grep sleep avec la commande '' kill PID '', elle se met seulement en '' sommeil ''.</text:p>
      <text:p text:style-name="P14"/>
      <text:p text:style-name="P15">3)</text:p>
      <text:p text:style-name="P19">[root@dinfo133 ~]# kill 3668</text:p>
      <text:p text:style-name="P19">[2]- <text:s/>Complété <text:s text:c="13"/>sleep 10000</text:p>
      <text:p text:style-name="P14"/>
      <text:p text:style-name="P18">4) <text:span text:style-name="T5">On remarque que l'on peut seulement suspendre un '' grep | sleep '' alors qu'on peut arrêter un '' sleep ''.</text:span></text:p>
      <text:p text:style-name="P14"/>
      <text:p text:style-name="P10">Question 3</text:p>
      <text:p text:style-name="P10"/>
      <text:p text:style-name="P17">1) <text:span text:style-name="T6">[root@dinfo133 ~]# su -</text:span></text:p>
      <text:p text:style-name="P20">[root@dinfo133 ~]# yum install xorg-x11-apps</text:p>
      <text:p text:style-name="P20">Modules complémentaires chargés : fastestmirror, refresh-packagekit, security</text:p>
      <text:p text:style-name="P20">Configuration du processus d'installation</text:p>
      <text:p text:style-name="P20">Loading mirror speeds from cached hostfile</text:p>
      <text:p text:style-name="P20"><text:s/>* base: mirrors.ircam.fr</text:p>
      <text:p text:style-name="P20"><text:s/>* epel: mirrors.ircam.fr</text:p>
      <text:p text:style-name="P20"><text:s/>* extras: mirrors.ircam.fr</text:p>
      <text:p text:style-name="P20"><text:s/>* updates: ftp.pasteur.fr</text:p>
      <text:p text:style-name="P20">Le paquet xorg-x11-apps-7.7-6.el6.x86_64 est déjà installé dans sa dernière version</text:p>
      <text:p text:style-name="P20">Rien à faire</text:p>
      <text:p text:style-name="P20">[root@dinfo133 ~]# exit</text:p>
      <text:p text:style-name="P20">logout</text:p>
      <text:p text:style-name="P20">[root@dinfo133 ~]# </text:p>
      <text:p text:style-name="P16"/>
      <text:p text:style-name="P16">2) <text:span text:style-name="T6">La commande '' xeyes '' ouvre un programme, ce sont deux yeux qui suivent du regard le pointeur de la souris.</text:span></text:p>
      <text:p text:style-name="P16"/>
      <text:p text:style-name="P16">3) <text:span text:style-name="T6">Lorsque on arrête le processus, il se ferme.</text:span></text:p>
      <text:p text:style-name="P16"/>
      <text:p text:style-name="P16">4) <text:span text:style-name="T6">Lorsqu'on suspend le programme ( grâce a Ctrl +Z ), la fenêtre reste ouvert mais les yeux ne suivent plus le pointeur de la souris.</text:span></text:p>
      <text:p text:style-name="P16"/>
      <text:p text:style-name="P20">5) Lorsque l'on relance le processus en avant plan avec ( fg ), les yeux suivent de nouveaux <text:s/>notre point de la souris.</text:p>
      <text:p text:style-name="P20"/>
      <text:p text:style-name="P20">6) <text:span text:style-name="T7">Lorsqu'on le suspend et que nous le mettons en arrière plan celui ci fonctionne quand même, cependant il dois être remit en avant plan pour le fermer.</text:span></text:p>
      <text:p text:style-name="P21">La commande '' jobs '' nous montre la même chose : [root@dinfo133 ~]# jobs</text:p>
      <text:p text:style-name="P21">[2]+ <text:s/>Running <text:s text:c="16"/>xeyes &amp;</text:p>
      <text:p text:style-name="P20"/>
      <text:p text:style-name="P20">7) <text:span text:style-name="T7">Pour la lancer on fait :'' gcalctool &amp; ''</text:span></text:p>
      <text:p text:style-name="P20"/>
      <text:p text:style-name="P20">8) <text:span text:style-name="T7">Pour le fermer depuis un autre terminal, nous devont savoir PID, et nous faisons la commande '' kill PID ''.</text:span></text:p>
      <text:p text:style-name="P20"/>
      <text:p text:style-name="P11">Question 4</text:p>
      <text:p text:style-name="P13"/>
      <text:p text:style-name="P22">1) Pour afficher la liste des processus appartenant a votre utilisateur on utilise la commande '' ps -u ''.</text:p>
      <text:p text:style-name="P22"><text:soft-page-break/>[root@dinfo133 ~]# ps -u</text:p>
      <text:p text:style-name="P22">Warning: bad syntax, perhaps a bogus '-'? See /usr/share/doc/procps-3.2.8/FAQ</text:p>
      <text:p text:style-name="P22">USER <text:s text:c="6"/>PID %CPU %MEM <text:s text:c="3"/>VSZ <text:s text:c="2"/>RSS TTY <text:s text:c="5"/>STAT START <text:s text:c="2"/>TIME COMMAND</text:p>
      <text:p text:style-name="P22">root <text:s text:c="5"/>2668 <text:s/>0.0 <text:s/>0.0 <text:s text:c="2"/>4064 <text:s text:c="2"/>536 tty2 <text:s text:c="4"/>Ss+ <text:s/>09:41 <text:s text:c="2"/>0:00 /sbin/mingetty</text:p>
      <text:p text:style-name="P22">root <text:s text:c="5"/>2673 <text:s/>0.0 <text:s/>0.0 <text:s text:c="2"/>4064 <text:s text:c="2"/>540 tty3 <text:s text:c="4"/>Ss+ <text:s/>09:41 <text:s text:c="2"/>0:00 /sbin/mingetty</text:p>
      <text:p text:style-name="P22">root <text:s text:c="5"/>2677 <text:s/>0.0 <text:s/>0.0 <text:s text:c="2"/>4064 <text:s text:c="2"/>544 tty4 <text:s text:c="4"/>Ss+ <text:s/>09:41 <text:s text:c="2"/>0:00 /sbin/mingetty</text:p>
      <text:p text:style-name="P22">root <text:s text:c="5"/>2683 <text:s/>0.0 <text:s/>0.0 <text:s text:c="2"/>4064 <text:s text:c="2"/>544 tty5 <text:s text:c="4"/>Ss+ <text:s/>09:41 <text:s text:c="2"/>0:00 /sbin/mingetty</text:p>
      <text:p text:style-name="P22">root <text:s text:c="5"/>2687 <text:s/>0.0 <text:s/>0.0 <text:s text:c="2"/>4064 <text:s text:c="2"/>540 tty6 <text:s text:c="4"/>Ss+ <text:s/>09:41 <text:s text:c="2"/>0:00 /sbin/mingetty</text:p>
      <text:p text:style-name="P22">root <text:s text:c="5"/>2707 <text:s/>1.7 <text:s/>0.2 142036 21012 tty1 <text:s text:c="4"/>Ss+ <text:s/>09:41 <text:s text:c="2"/>1:04 /usr/bin/Xorg :</text:p>
      <text:p text:style-name="P22">root <text:s text:c="5"/>3446 <text:s/>0.0 <text:s/>0.0 108616 <text:s/>1960 pts/0 <text:s text:c="3"/>Ss <text:s text:c="2"/>09:43 <text:s text:c="2"/>0:00 bash</text:p>
      <text:p text:style-name="P22">root <text:s text:c="5"/>3531 <text:s/>0.0 <text:s/>0.0 100916 <text:s text:c="2"/>576 pts/0 <text:s text:c="3"/>S <text:s text:c="3"/>09:52 <text:s text:c="2"/>0:00 sleep 4000</text:p>
      <text:p text:style-name="P22">root <text:s text:c="5"/>3693 <text:s/>0.0 <text:s/>0.0 103336 <text:s text:c="2"/>852 pts/0 <text:s text:c="3"/>T <text:s text:c="3"/>10:09 <text:s text:c="2"/>0:00 grep sleep</text:p>
      <text:p text:style-name="P22">root <text:s text:c="5"/>3822 <text:s/>0.0 <text:s/>0.0 163400 <text:s/>1960 pts/0 <text:s text:c="3"/>S <text:s text:c="3"/>10:22 <text:s text:c="2"/>0:00 su -</text:p>
      <text:p text:style-name="P22">root <text:s text:c="5"/>3825 <text:s/>0.0 <text:s/>0.0 108380 <text:s/>1844 pts/0 <text:s text:c="3"/>S <text:s text:c="3"/>10:22 <text:s text:c="2"/>0:00 -bash</text:p>
      <text:p text:style-name="P22">root <text:s text:c="5"/>6756 <text:s/>0.0 <text:s/>0.0 163400 <text:s/>1964 pts/0 <text:s text:c="3"/>S <text:s text:c="3"/>10:32 <text:s text:c="2"/>0:00 su -</text:p>
      <text:p text:style-name="P22">root <text:s text:c="5"/>6759 <text:s/>0.0 <text:s/>0.0 108520 <text:s/>1944 pts/0 <text:s text:c="3"/>S <text:s text:c="3"/>10:32 <text:s text:c="2"/>0:00 -bash</text:p>
      <text:p text:style-name="P22">root <text:s text:c="5"/>6857 <text:s/>0.0 <text:s/>0.0 110244 <text:s/>1148 pts/0 <text:s text:c="3"/>R+ <text:s text:c="2"/>10:41 <text:s text:c="2"/>0:00 ps -u</text:p>
      <text:p text:style-name="P22"/>
      <text:p text:style-name="P23">2) <text:span text:style-name="T8">On fais la commande : '' ps -u | grep bash ''.</text:span></text:p>
      <text:p text:style-name="P23"/>
      <text:p text:style-name="P26">[root@dinfo133 ~]# ps -u |grep bash</text:p>
      <text:p text:style-name="P26">Warning: bad syntax, perhaps a bogus '-'? See /usr/share/doc/procps-3.2.8/FAQ</text:p>
      <text:p text:style-name="P26">root <text:s text:c="5"/>3446 <text:s/>0.0 <text:s/>0.0 108616 <text:s/>1960 pts/0 <text:s text:c="3"/>Ss <text:s text:c="2"/>09:43 <text:s text:c="2"/>0:00 bash</text:p>
      <text:p text:style-name="P26">root <text:s text:c="5"/>3825 <text:s/>0.0 <text:s/>0.0 108380 <text:s/>1844 pts/0 <text:s text:c="3"/>S <text:s text:c="3"/>10:22 <text:s text:c="2"/>0:00 -bash</text:p>
      <text:p text:style-name="P26">root <text:s text:c="5"/>6759 <text:s/>0.0 <text:s/>0.0 108520 <text:s/>1944 pts/0 <text:s text:c="3"/>S <text:s text:c="3"/>10:32 <text:s text:c="2"/>0:00 -bash</text:p>
      <text:p text:style-name="P26">root <text:s text:c="5"/>6869 <text:s/>0.0 <text:s/>0.0 103336 <text:s text:c="2"/>852 pts/0 <text:s text:c="3"/>S+ <text:s text:c="2"/>10:43 <text:s text:c="2"/>0:00 grep bash </text:p>
      <text:p text:style-name="P22"/>
      <text:p text:style-name="P22">3) <text:span text:style-name="T8">Pour lancer la calculatrice on tape dans le terminal : '' gcalctool &amp; ''.</text:span></text:p>
      <text:p text:style-name="P26">[root@dinfo133 ~]# gcalctool &amp;</text:p>
      <text:p text:style-name="P26">[1] 6874</text:p>
      <text:p text:style-name="P22"/>
      <text:p text:style-name="P24">4) <text:span text:style-name="T9">On cherche d'abord le PID du processus de la calculatrice.</text:span></text:p>
      <text:p text:style-name="P28">[root@dinfo133 ~]# ps aux | grep calctool</text:p>
      <text:p text:style-name="P27">root <text:s text:c="5"/>3830 <text:s/>0.1 <text:s/>0.1 286608 14144 pts/0 <text:s text:c="3"/>S <text:s text:c="3"/>09:25 <text:s text:c="2"/>0:00 gcalctool</text:p>
      <text:p text:style-name="P27">root <text:s text:c="5"/>3912 <text:s/>0.0 <text:s/>0.0 103336 <text:s text:c="2"/>884 pts/0 <text:s text:c="3"/>S+ <text:s text:c="2"/>09:34 <text:s text:c="2"/>0:00 grep calctool</text:p>
      <text:p text:style-name="P27"/>
      <text:p text:style-name="P28">Ensuite on affiche dans l'arborescence grace a son PID.</text:p>
      <text:p text:style-name="P27">[root@dinfo133 ~]# pstree -H 3830 </text:p>
      <text:p text:style-name="P22"/>
      <text:p text:style-name="P22"/>
      <text:p text:style-name="P24">5) <text:span text:style-name="T9">[root@dinfo133 ~]# ps aux | grep bash</text:span></text:p>
      <text:p text:style-name="P28">root <text:s text:c="5"/>3813 <text:s/>0.0 <text:s/>0.0 108352 <text:s/>1860 pts/0 <text:s text:c="3"/>Ss <text:s text:c="2"/>09:24 <text:s text:c="2"/>0:00 bash</text:p>
      <text:p text:style-name="P28">root <text:s text:c="5"/>3947 <text:s/>0.0 <text:s/>0.0 103336 <text:s text:c="2"/>880 pts/0 <text:s text:c="3"/>S+ <text:s text:c="2"/>09:37 <text:s text:c="2"/>0:00 grep bash</text:p>
      <text:p text:style-name="P28">[root@dinfo133 ~]# kill 3813</text:p>
      <text:p text:style-name="P28">[root@dinfo133 ~]# </text:p>
      <text:p text:style-name="P28"/>
      <text:p text:style-name="P28"><text:span text:style-name="T10">Apres</text:span> avoir rechercher son PID, et l'avoir '' tué '', il ne se passe rien pour bash.</text:p>
      <text:p text:style-name="P22"/>
      <text:p text:style-name="P25">6) <text:span text:style-name="T10">On affiche tout les processus grâce a la commande : '' ps -A ''</text:span></text:p>
      <text:p text:style-name="P25"/>
      <text:p text:style-name="P29">Et nous voyons en effet que init est le PID n°1, et qu'il est donc le processus père.</text:p>
      <text:p text:style-name="P29">[root@dinfo133 ~]# ps -A</text:p>
      <text:p text:style-name="P29"><text:soft-page-break/><text:s text:c="2"/>PID TTY <text:s text:c="9"/>TIME CMD</text:p>
      <text:p text:style-name="P29"><text:s text:c="4"/>1 ? <text:s text:c="7"/>00:00:00 init</text:p>
      <text:p text:style-name="P25"/>
      <text:p text:style-name="P25"/>
      <text:p text:style-name="P12">Question <text:span text:style-name="T10">5</text:span></text:p>
      <text:p text:style-name="P12"/>
      <text:p text:style-name="P29">1) La commande top nous affiche les processus actuellement en cours ou en sommeil. Sur les premières lignes il y a</text:p>
      <text:p text:style-name="P29">- <text:span text:style-name="T11">PID:</text:span> C'est '' l'identifiant '' du processus.</text:p>
      <text:p text:style-name="P29">-<text:span text:style-name="T11">USER:</text:span> L'utilisateur du processus.</text:p>
      <text:p text:style-name="P29">-<text:span text:style-name="T11">PR :</text:span> La priorité de la tâche)</text:p>
      <text:p text:style-name="P29">-<text:span text:style-name="T11">NI :</text:span> </text:p>
      <text:p text:style-name="P29">-<text:span text:style-name="T11">VIRT :</text:span> Taille virtuelle d'un processus.</text:p>
      <text:p text:style-name="P29"><text:span text:style-name="T11">-RES :</text:span> C'est la mémoire physique occupée par le processus. </text:p>
      <text:p text:style-name="P29">-<text:span text:style-name="T11">SHR :</text:span> </text:p>
      <text:p text:style-name="P29"><text:span text:style-name="T11">-S :</text:span> <text:span text:style-name="T12">C'est le statut du processus, il y plusieurs valeurs possibles : S, D, R et ouT.</text:span></text:p>
      <text:p text:style-name="P29"><text:span text:style-name="T11">-%CPU </text:span>: pourcentage d'utilisation du processeur )</text:p>
      <text:p text:style-name="P29">-<text:span text:style-name="T11">%MEM :</text:span> pourcentage d'utilisation de la mémorie )</text:p>
      <text:p text:style-name="P29">-<text:span text:style-name="T11">TIME</text:span>+ : <text:span text:style-name="T12">Temps depuis le lancement du processus.</text:span></text:p>
      <text:p text:style-name="P29">-<text:span text:style-name="T11">COMMAND :</text:span> <text:span text:style-name="T12">Commande faite pour lancer le processus.</text:span></text:p>
      <text:p text:style-name="P29"/>
      <text:p text:style-name="P29">Les processus sont triés selon le %CPU, soit l'utilisation du CPU (processeur) exprimé en pourcentage. </text:p>
      <text:p text:style-name="P29"/>
      <text:p text:style-name="P29"/>
      <text:p text:style-name="P30"><text:span text:style-name="T13">2),</text:span>3) <text:span text:style-name="T14">&amp; 4) Lorsqu'on lance un nouveau programme, il s'affiche sur le terminal. Et il est actualisé en temps réel,et affiche les programmes que l'on vient d'ouvrir.</text:span></text:p>
      <text:p text:style-name="P35">On peut donc dire que cette commande permet de voir les processus lancé et voir ce qu'ils '' consomment '' comme ressources.</text:p>
      <text:p text:style-name="P29"/>
      <text:p text:style-name="P31">5) <text:span text:style-name="T15">La commande free permet de voir les ressources totales, les ressources actuellement utilisées sur l'ordinateur et ce qui est encore disponible, contrairement a la commande top, elle n'affiche pas les ressources utilisées processus par processus.</text:span></text:p>
      <text:p text:style-name="P31"/>
      <text:p text:style-name="P31">6) <text:span text:style-name="T16">Pour afficher le résultat avec des Mo on effectue la commande : '' free -m '' et pour les Go c'est '' free – g ''.</text:span></text:p>
      <text:p text:style-name="P32"><text:s/></text:p>
      <text:p text:style-name="P33"/>
      <text:p text:style-name="P12"/>
      <text:p text:style-name="P12">Question <text:span text:style-name="T10">6</text:span></text:p>
      <text:p text:style-name="P40"/>
      <text:p text:style-name="P32">1) <text:span text:style-name="T17">'' adduser user2 '' pour créer l'utilisateur et '' passwd <text:s/>user2 '' pour définir son mot de passe.</text:span></text:p>
      <text:p text:style-name="P32"/>
      <text:p text:style-name="P32">2) <text:span text:style-name="T18">Je fait Ctrl + Alt + F5 afin d'accéder au télétype TTY5.</text:span></text:p>
      <text:p text:style-name="P32"/>
      <text:p text:style-name="P32">3) <text:span text:style-name="T18">Pour créer un fichier file.txt j'effectue la commande : '' vi file.txt ''. </text:span></text:p>
      <text:p text:style-name="P32"/>
      <text:p text:style-name="P32">4) <text:span text:style-name="T19">On voit bien que vi est lancé :</text:span></text:p>
      <text:p text:style-name="P38">[etude@dinfo133 ~]$ ps aux | grep vi</text:p>
      <text:p text:style-name="P38">user2 <text:s text:c="4"/>6027 <text:s/>0.0 <text:s/>0.0 141504 <text:s/>5072 tty5 <text:s text:c="4"/>S+ <text:s text:c="2"/>10:25 <text:s text:c="2"/>0:00 vim file.txt</text:p>
      <text:p text:style-name="P38">etude <text:s text:c="4"/>6103 <text:s/>0.0 <text:s/>0.0 103336 <text:s text:c="2"/>884 pts/0 <text:s text:c="3"/>S+ <text:s text:c="2"/>10:34 <text:s text:c="2"/>0:00 grep vi</text:p>
      <text:p text:style-name="P38"/>
      <text:p text:style-name="P38"><text:soft-page-break/></text:p>
      <text:p text:style-name="P37">5) <text:span text:style-name="T19">[root@dinfo133 ~]# kill 6027</text:span></text:p>
      <text:p text:style-name="P38">[root@dinfo133 ~]# ps aux | grep vi</text:p>
      <text:p text:style-name="P38">root <text:s text:c="5"/>8633 <text:s/>0.0 <text:s/>0.0 103336 <text:s text:c="2"/>884 pts/0 <text:s text:c="3"/>S+ <text:s text:c="2"/>10:37 <text:s text:c="2"/>0:00 grep vi</text:p>
      <text:p text:style-name="P32"/>
      <text:p text:style-name="P38">On voit bien que nous avons réussi a '' tuer '' le processus, celui ci n'est plus lancé.</text:p>
      <text:p text:style-name="P12"/>
      <text:p text:style-name="P12"/>
      <text:p text:style-name="P12"/>
      <text:p text:style-name="P12"/>
      <text:p text:style-name="P12">Question <text:span text:style-name="T10">7</text:span></text:p>
      <text:p text:style-name="P12"/>
      <text:p text:style-name="P39">1)</text:p>
      <text:p text:style-name="P39"/>
      <text:p text:style-name="P39">2)</text:p>
      <text:p text:style-name="P39"/>
      <text:p text:style-name="P39">3)</text:p>
      <text:p text:style-name="P39"/>
      <text:p text:style-name="P39">4)</text:p>
      <text:p text:style-name="P39"/>
      <text:p text:style-name="P39">5)</text:p>
      <text:p text:style-name="P39"/>
      <text:p text:style-name="P39">6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10-17T09:25:20.404039176</meta:creation-date>
    <dc:date>2016-11-07T10:54:23.059271694</dc:date>
    <dc:creator>etude </dc:creator>
    <meta:editing-duration>PT1H52M34S</meta:editing-duration>
    <meta:editing-cycles>27</meta:editing-cycles>
    <meta:generator>LibreOffice/4.3.7.2$Linux_X86_64 LibreOffice_project/430$Build-2</meta:generator>
    <meta:document-statistic meta:table-count="0" meta:image-count="0" meta:object-count="0" meta:page-count="5" meta:paragraph-count="147" meta:word-count="1380" meta:character-count="8020" meta:non-whitespace-character-count="6153"/>
  </office:meta>
</office:document-meta>
</file>